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43f" officeooo:paragraph-rsid="001f443f"/>
    </style:style>
    <style:style style:name="P2" style:family="paragraph" style:parent-style-name="Standard">
      <style:paragraph-properties fo:text-align="justify" style:justify-single-word="false"/>
      <style:text-properties officeooo:rsid="001f443f" officeooo:paragraph-rsid="001f443f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f443f" officeooo:paragraph-rsid="001f443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2105a4" officeooo:paragraph-rsid="002105a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231742" officeooo:paragraph-rsid="0024a84a"/>
    </style:style>
    <style:style style:name="P6" style:family="paragraph" style:parent-style-name="Standard">
      <style:paragraph-properties fo:text-align="justify" style:justify-single-word="false"/>
      <style:text-properties officeooo:rsid="002105a4" officeooo:paragraph-rsid="002105a4"/>
    </style:style>
    <style:style style:name="P7" style:family="paragraph" style:parent-style-name="Standard">
      <style:paragraph-properties fo:text-align="justify" style:justify-single-word="false"/>
      <style:text-properties officeooo:rsid="00273e41" officeooo:paragraph-rsid="00273e41"/>
    </style:style>
    <style:style style:name="P8" style:family="paragraph" style:parent-style-name="Standard">
      <style:paragraph-properties fo:text-align="justify" style:justify-single-word="false"/>
      <style:text-properties officeooo:rsid="002ba969" officeooo:paragraph-rsid="002ba9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05a4"/>
    </style:style>
    <style:style style:name="T3" style:family="text">
      <style:text-properties officeooo:rsid="002ed4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Mini-Projet Master Informatique</text:p>
      <text:p text:style-name="P4">Automne 2017</text:p>
      <text:p text:style-name="Standard"/>
      <text:p text:style-name="P1"><text:span text:style-name="T1">Exercice 1</text:span> </text:p>
      <text:p text:style-name="P2">Modifiez le code de façon à ce que le guide (sphère verte) puisse suivre une trajectoire aléatoire : le <text:s/>point de passage à venir est tiré après que le point de passage courant ait été atteint.</text:p>
      <text:p text:style-name="P2"/>
      <text:p text:style-name="P8">Remarque : pour se déplacer utilisez les flèches du clavier, ‘q’ pour accélérer et ‘w’ pour ralentir. La souris doit permettre de désigner des posters (fichier lib/demon.js).</text:p>
      <text:p text:style-name="P2"/>
      <text:p text:style-name="P3">Exercice 2</text:p>
      <text:p text:style-name="P2">On considère dans la scène 2 types d’objets : le guide virtuel et les tableaux. On cherche à mettre en œuvre le modèle focus/nimbus de Benford. On supposera que le guide ne possède qu’un focus et les tableaux qu’un nimbus. <text:s/>Proposez une mise en œuvre de façon à ce que le guide perçoive son environnement et puisse associer aux objets perçus un degré de perception de façon à pouvoir sélectionner l’objet le mieux perçu. Le comportement du guide à simuler peut alors être décrit de la façon suivante :</text:p>
      <text:p text:style-name="P2"/>
      <text:p text:style-name="P2">(1) le guide se déplace de façon aléatoire dans la scène délimitée par un sol</text:p>
      <text:p text:style-name="P2">(2) lorsque l’objet le mieux perçu est sélectionné le guide se dirige vers lui et s’arrète pour l’observer un certain temps ; </text:p>
      <text:p text:style-name="P2">(3) le temps d’observation écoulé le guide reprend son « vagabondage ».</text:p>
      <text:p text:style-name="P2"/>
      <text:p text:style-name="P5">La scène sera modifiée de façon à ajouter de nouveaux tableaux placés de façon plus aléatoire.</text:p>
      <text:p text:style-name="P5"><text:s/></text:p>
      <text:p text:style-name="P3">Exercice 3</text:p>
      <text:p text:style-name="P2">Modifiez le code de façon à pouvoir intégrer une focalisation a priori sur certains tableaux. On supposera pour cela <text:span text:style-name="T2">que des mots-clés (voir le fichier data.js) décrivant leur contenu sont associés aux tableaux. Quand il sélectionne (par picking, fichier lib/demon.js prototype Controleur1) des tableaux, l’utilisateur met en avant les mots-clés associés à ces objets. Dans cet exercice faîtes en sorte que le guide cherche à s’arrêter devant des objets ayant des mots-clés similaires.</text:span></text:p>
      <text:p text:style-name="P2"/>
      <text:p text:style-name="P6">Remarque : dans (2) et (3) la connaissance qu’a le guide virtuel de son environnement n’est pas un a priori mais est obtenue en explorant cet environnement. </text:p>
      <text:p text:style-name="P6"/>
      <text:p text:style-name="P7">Rédigez un rapport (<text:span text:style-name="T3">une dizaine de </text:span><text:s/>pages) décrivant vos développements et vos résult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4:22:49.173507561</meta:creation-date>
    <dc:date>2017-12-06T07:05:42.357577156</dc:date>
    <meta:editing-duration>PT33M41S</meta:editing-duration>
    <meta:editing-cycles>8</meta:editing-cycles>
    <meta:generator>LibreOffice/5.3.1.2$Linux_X86_64 LibreOffice_project/30m0$Build-2</meta:generator>
    <meta:document-statistic meta:table-count="0" meta:image-count="0" meta:object-count="0" meta:page-count="1" meta:paragraph-count="16" meta:word-count="341" meta:character-count="2042" meta:non-whitespace-character-count="1709"/>
  </office:meta>
</office:document-meta>
</file>